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02d9" style:font-name-asian="Noto Serif CJK SC" style:font-size-asian="12pt" style:font-style-asian="normal" style:font-weight-asian="normal" style:font-name-complex="Noto Sans Devanagari1" style:font-size-complex="12pt" style:font-style-complex="normal" style:font-weight-complex="normal"/>
    </style:style>
    <style:style style:name="P2"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1cc9" style:font-name-asian="Noto Serif CJK SC" style:font-size-asian="12pt" style:font-style-asian="normal" style:font-weight-asian="normal" style:font-name-complex="Noto Sans Devanagari1" style:font-size-complex="12pt" style:font-style-complex="normal" style:font-weight-complex="normal"/>
    </style:style>
    <style:style style:name="P3"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4e4c6" style:font-name-asian="Noto Serif CJK SC" style:font-size-asian="12pt" style:font-style-asian="normal" style:font-weight-asian="normal" style:font-name-complex="Noto Sans Devanagari1" style:font-size-complex="12pt" style:font-style-complex="normal" style:font-weight-complex="normal"/>
    </style:style>
    <style:style style:name="P4"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c4219" style:font-name-asian="Noto Serif CJK SC" style:font-size-asian="12pt" style:font-style-asian="normal" style:font-weight-asian="normal" style:font-name-complex="Noto Sans Devanagari1" style:font-size-complex="12pt" style:font-style-complex="normal" style:font-weight-complex="normal"/>
    </style:style>
    <style:style style:name="P5" style:family="paragraph" style:parent-style-name="Text_20_body">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P6"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T1" style:family="text">
      <style:text-properties officeooo:rsid="0019ca08"/>
    </style:style>
    <style:style style:name="T2" style:family="text">
      <style:text-properties officeooo:rsid="001e24b7"/>
    </style:style>
    <style:style style:name="T3" style:family="text">
      <style:text-properties officeooo:rsid="002027c4"/>
    </style:style>
    <style:style style:name="T4" style:family="text">
      <style:text-properties officeooo:rsid="0032dbbd"/>
    </style:style>
    <style:style style:name="T5" style:family="text">
      <style:text-properties officeooo:rsid="003b9361"/>
    </style:style>
    <style:style style:name="T6" style:family="text">
      <style:text-properties officeooo:rsid="003c7840"/>
    </style:style>
    <style:style style:name="T7" style:family="text">
      <style:text-properties officeooo:rsid="003cb48f"/>
    </style:style>
    <style:style style:name="T8" style:family="text">
      <style:text-properties officeooo:rsid="003e0f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1">2.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1">3.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1">4. How do you create a symbolic link in Linux?<text:line-break/>Ans. Use the ln -s command. For example: ln -s /path/to/target /path/to/symlink</text:p>
      <text:p text:style-name="P1">5. Explain the significance of the /etc/resolv.conf file.<text:line-break/>Ans. /etc/resolv.conf contains configuration information for domain name resolution. It specifies the DNS servers that the system should use for domain name resolution.</text:p>
      <text:p text:style-name="P2">6. What is the purpose of the /etc/hosts file?<text:line-break/>Ans. The /etc/hosts file is used for hostname resolution. It maps IP addresses to hostnames. <text:span text:style-name="T1">i</text:span>t's useful for local network configurations.</text:p>
      <text:p text:style-name="P1">7. How can you check the disk space usage of a specific directory?<text:line-break/>Ans. Use the du (Disk Usage) command. For example: du -h /path/to/directory</text:p>
      <text:p text:style-name="P1">8. Discuss the importance of the export command in shell scripting.<text:line-break/>Ans. The export command is used to export variables to child processes, making them available in the environment. It's crucial for passing variables between scripts and ensuring their visibility in subprocesses.</text:p>
      <text:p text:style-name="P1">9. Explain the difference between hard links and soft links.<text:line-break/>Ans. Hard links point directly to the inode of a file, sharing the same data blocks. Removing one hard link does not affect others. Soft links (or symbolic links) are separate files that point to the target file by name. If the target file is deleted, the soft link is broken.</text:p>
      <text:p text:style-name="P1">10. How do you find all files modified within the last 10 days in a directory?<text:line-break/>Ans. Use the find command. For example: find /path/to/directory -type f -mtime -10</text:p>
      <text:p text:style-name="P1">11. What is the purpose of the sudo command, and how is it configured?<text:line-break/>Ans. The sudo command allows a permitted user to execute a command as the superuser or another user. It's configured in the /etc/sudoers file using the visudo command.</text:p>
      <text:p text:style-name="P1"/>
      <text:p text:style-name="P1"><text:soft-page-break/>12.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text:p>
      <text:p text:style-name="P1">13. How do you change the default shell for a user in Linux?<text:line-break/>Ans. Use the chsh command. For example: chsh -s /bin/bash username</text:p>
      <text:p text:style-name="P1">14. Describe the function of the /etc/fstab file.<text:line-break/>Ans. /etc/fstab is the file system table that contains information about disk drives and partitions. It specifies how each drive/partition should be mounted and with what options during the system boot.</text:p>
      <text:p text:style-name="P1">1<text:span text:style-name="T5">5</text:span>. How can you configure a static IP address in Linux using the command line?<text:line-break/>Ans. Modify the /etc/network/interfaces file (on Debian-based systems) or use the nmcli or ip command to configure a static IP address.</text:p>
      <text:p text:style-name="P1">1<text:span text:style-name="T5">6</text:span>. Explain the significance of the ulimit command.<text:line-break/>Ans. The ulimit command sets or displays user-level resource limits, such as the maximum number of open files, maximum processes, or maximum core dump size.</text:p>
      <text:p text:style-name="P1">1<text:span text:style-name="T5">7</text:span>. What is the purpose of the chroot command?<text:line-break/>Ans. The chroot command allows you to change the apparent root directory for the current running process and its children to a new directo<text:span text:style-name="T2">ry</text:span>. It's often used for system recovery or running untrusted software securely.</text:p>
      <text:p text:style-name="P1"><text:span text:style-name="T5">18</text:span>. What is the purpose of the dd command, and how is it used?<text:line-break/>Ans. The dd command is used for low-level copying and conversion of files. It can be used to create disk images, copy data, and more.</text:p>
      <text:p text:style-name="P1"><text:span text:style-name="T5">19</text:span>. How do you extend an existing file system in Linux?<text:line-break/>Ans. Use the resize2fs command to extend the file system after resizing the underlying partition using tools like fdisk or parted.</text:p>
      <text:p text:style-name="P1">2<text:span text:style-name="T5">0</text:span>. Explain the purpose of the parted command.<text:line-break/>Ans. The parted command is used for partitioning disks. It allows creating, deleting, resizing, and managing disk partitions.</text:p>
      <text:p text:style-name="P1">2<text:span text:style-name="T5">1</text:span>. <text:span text:style-name="T3">What is </text:span>fsck <text:span text:style-name="T3">used for</text:span>?<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1"><text:soft-page-break/><text:span text:style-name="T5">22</text:span>. What is the purpose of the ifconfig command, and how is it used?<text:line-break/>Ans. The ifconfig command is used to configure and display information about network interfaces. It can be used to bring interfaces up or down, assign IP addresses, and more.</text:p>
      <text:p text:style-name="P1"><text:span text:style-name="T5">2</text:span>3. Explain how to configure a network interface using the ip command.<text:line-break/>Ans. Use the ip command with ip addr add and ip link set options to configure a network interface. For example: ip addr add 192.168.1.2/24 dev eth0</text:p>
      <text:p text:style-name="P1"><text:span text:style-name="T5">24</text:span>. What is the purpose of the /etc/network/interfaces file?<text:line-break/>Ans. On Debian-based systems, /etc/network/interfaces is used to configure network interfaces, specifying details like IP addresses, gateways, and more.</text:p>
      <text:p text:style-name="P3"><text:span text:style-name="T5">25</text:span>. Discuss the importance of the /etc/sudoers file.<text:line-break/>Ans. /etc/sudoers defines which users or groups can run specific commands as the superuser. It's critical for managing elevated privileges.</text:p>
      <text:p text:style-name="P3"><text:span text:style-name="T5">26</text:span>. How do you secure SSH access to a Linux server?<text:line-break/>Ans. Configure SSH to use key-based authentication, disable password authentication, change the default SSH port, and use tools like fail2ban to protect against brute-force attacks.</text:p>
      <text:p text:style-name="P1"><text:span text:style-name="T5">27</text:span>. Explain the purpose of the sshd_config file.<text:line-break/>Ans. /etc/ssh/sshd_config is the configuration file for the OpenSSH server. It contains settings for authentication methods, allowed users, and other server parameters.</text:p>
      <text:p text:style-name="P1"><text:span text:style-name="T5">28</text:span>. How can you check for listening ports on a Linux system?<text:line-break/>Ans. Use the netstat or ss command to list open ports. For example: netstat -tuln or ss -tuln</text:p>
      <text:p text:style-name="P1"><text:span text:style-name="T5">29</text:span>. What is the purpose of the sestatus command in SELinux?<text:line-break/>Ans. sestatus displays the status of SELinux, including whether it's enabled or disabled, the current mode (enforcing or permissive), and policy versions.</text:p>
      <text:p text:style-name="P1"><text:span text:style-name="T5">30</text:span>. Explain the purpose of the /etc/security/limits.conf file.<text:line-break/>Ans. /etc/security/limits.conf sets resource limits for user sessions, such as maximum number of open files, maximum processes, and more.</text:p>
      <text:p text:style-name="P1"><text:span text:style-name="T5">31</text:span>. How can you encrypt a file or directory in Linux?<text:line-break/>Ans. Use tools like gpg (GNU Privacy Guard) for file encryption or encfs for creating an encrypted filesystem.</text:p>
      <text:p text:style-name="P1"><text:span text:style-name="T5">32</text:span>. How do you debug a shell script in Linux?<text:line-break/>Ans. Use set -x to enable debugging mode, insert echo statements, or use tools like bash -x script.sh. Debugging tools like bashdb can also be helpful.</text:p>
      <text:p text:style-name="P1"><text:span text:style-name="T5">33</text:span>. Explain the purpose of the trap command in shell scripting.<text:line-break/>Ans. trap is used to catch and respond to signals. It allows executing specific commands when signals are received, enhancing script robustness.</text:p>
      <text:p text:style-name="P1"/>
      <text:p text:style-name="P1"><text:soft-page-break/><text:span text:style-name="T5">34</text:span>. How can you pass arguments to a shell script?<text:line-break/>Ans. Command-line arguments are accessed using variables like $1, $2, etc. For example: ./myscript.sh arg1 arg2</text:p>
      <text:p text:style-name="P1"><text:span text:style-name="T5">35</text:span>. Discuss the use of the case statement in shell scripting.<text:line-break/>Ans. The case statement is used for conditional branching in shell scripts. It simplifies complex conditional structures.</text:p>
      <text:p text:style-name="P1"><text:span text:style-name="T5">36</text:span>. Compare and contrast the package management systems yum and apt.<text:line-break/>Ans. yum is used on RPM-based systems (e.g., CentOS, Fedora), while apt is used on Debian-based systems (e.g., Ubuntu). Both manage packages, resolve dependencies, and provide system update capabilities.</text:p>
      <text:p text:style-name="P1"><text:span text:style-name="T5">37</text:span>. How do you resolve package dependencies in Linux?<text:line-break/>Ans. Package managers (e.g., apt, yum) automatically resolve dependencies by fetching and installing required packages from repositories.</text:p>
      <text:p text:style-name="P1"><text:span text:style-name="T5">38</text:span>. Discuss the differences between dpkg and apt package management commands.<text:line-break/>Ans. dpkg is used for low-level package management, while apt provides a higher-level<text:line-break/>interface with features like dependency resolution and retrieval from repositories.</text:p>
      <text:p text:style-name="P1"><text:span text:style-name="T5">39</text:span>. How do you search for a package in the package repository?<text:line-break/>Ans. Use the apt search or yum search command followed by the package name. For example: apt search package_name</text:p>
      <text:p text:style-name="P1"><text:span text:style-name="T5">40</text:span>. Explain the purpose of the rpm command and its options.<text:line-break/>Ans. The rpm command is used for package management on RPM-based systems. Options include -i for installation, -e for removal, -q for querying, and more.</text:p>
      <text:p text:style-name="P1"><text:span text:style-name="T5">41</text:span>. How can you install a specific version of a package using apt?<text:line-break/>Ans. Use the syntax apt install package_name=version_number to install a specific version of a package.</text:p>
      <text:p text:style-name="P1"><text:span text:style-name="T5">42</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1"><text:span text:style-name="T5">43</text:span>. How do you uninstall a package and its dependencies in Linux?<text:line-break/>Ans. Use the apt remove or yum remove command followed by the package name to uninstall a package and its dependencies.</text:p>
      <text:p text:style-name="P1"><text:span text:style-name="T5">44</text:span>. What is the purpose of the yum history command?<text:line-break/>Ans. yum history displays a history of yum transactions, allowing users to view, undo, or redo package installations and removals.</text:p>
      <text:p text:style-name="P1"><text:soft-page-break/><text:span text:style-name="T5">45</text:span>. How can you clean up package cache in Linux?<text:line-break/>Ans. Use apt clean (for apt) or yum clean all (for yum) to clean up package cache and free up disk space.</text:p>
      <text:p text:style-name="P1"><text:span text:style-name="T5">46</text:span>. How do you use the top command to monitor system performance?<text:line-break/>Ans. The top command provides real-time information about system resource usage, including CPU, memory, and running processes.</text:p>
      <text:p text:style-name="P1"><text:span text:style-name="T5">47</text:span>. Explain the significance of the /proc/meminfo file.<text:line-break/>Ans. /proc/meminfo provides detailed information about the system's memory usage, including total available memory, free memory, and more.</text:p>
      <text:p text:style-name="P1"><text:span text:style-name="T5">48</text:span>. How can you use the vmstat command to monitor virtual memory usage?<text:line-break/>Ans. vmstat reports virtual memory statistics, including information about processes, memory, paging, block I/O, and CPU activity.</text:p>
      <text:p text:style-name="P1"><text:span text:style-name="T5">49</text:span>. Discuss the differences between nice and renice commands.<text:line-break/>Ans. nice is used to launch a process with a specified priority, while renice changes the priority of an already running process.</text:p>
      <text:p text:style-name="P4"><text:span text:style-name="T5">50</text:span>. How do you analyze disk I/O performance using the iostat command?<text:line-break/>Ans. The iostat command reports statistics on input/output operations per second (IOPS), data throughput, and other disk-related performance metrics.</text:p>
      <text:p text:style-name="P1"><text:span text:style-name="T6">51</text:span>. Explain the purpose of the /proc/loadavg file.<text:line-break/>Ans. /proc/loadavg contains the system's load average over different time periods. It provides insight into system resource utilization.</text:p>
      <text:p text:style-name="P1"><text:span text:style-name="T6">52</text:span>. How do you monitor network activity using the iftop command?<text:line-break/>Ans. The iftop command displays a real-time list of network connections and their bandwidth usage, helping to monitor network activity.</text:p>
      <text:p text:style-name="P1"><text:span text:style-name="T6">53</text:span>. Discuss the significance of the /proc/sys directory in performance tuning.<text:line-break/>Ans. /proc/sys is a virtual file system that exposes kernel parameters. It allows tuning various system settings to optimize performance.</text:p>
      <text:p text:style-name="P1"><text:span text:style-name="T6">54</text:span>. How can you use the sar command for system monitoring?<text:line-break/>Ans. The sar command collects, reports, or saves system activity information. It provides historical data on system performance, CPU usage, memory, and more.</text:p>
      <text:p text:style-name="P1"><text:span text:style-name="T6">55</text:span>. Explain the purpose of the /proc/interrupts file.<text:line-break/>Ans. /proc/interrupts displays information about the interrupts serviced by the system. It helps identify hardware-related performance issues.</text:p>
      <text:p text:style-name="P1"><text:span text:style-name="T6">56</text:span>. What is the purpose of the /etc/modules file in the boot process?<text:line-break/>Ans. /etc/modules lists kernel modules to be loaded during the boot process. It ensures the availability of necessary modules for hardware support.</text:p>
      <text:p text:style-name="P1"><text:soft-page-break/><text:span text:style-name="T6">57</text:span>. Explain how to change the default runlevel in Linux.<text:line-break/>Ans. Edit /etc/inittab (SysV init) or use the systemctl set-default command (systemd) to change the default runlevel.</text:p>
      <text:p text:style-name="P1"><text:span text:style-name="T6">58</text:span>. How do you disable a service from starting at boot in systemd?<text:line-break/>Ans. Use the systemctl disable command, specifying the service unit. For example: systemctl disable servicename.service</text:p>
      <text:p text:style-name="P1"><text:span text:style-name="T6">59</text:span>. Discuss the importance of the /etc/rc.local file in the boot process.<text:line-break/>Ans. It allows users to run custom commands or scripts during boot <text:span text:style-name="T4">process</text:span>.</text:p>
      <text:p text:style-name="P1"><text:span text:style-name="T6">60</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1"><text:span text:style-name="T6">61</text:span>. Discuss the purpose of the /etc/hosts.allow and /etc/hosts.deny files.<text:line-break/>Ans. /etc/hosts.allow and /etc/hosts.deny control access to network services based on IP addresses or hostnames. They are used by the TCP Wrappers facility to define access rules.</text:p>
      <text:p text:style-name="P1"><text:span text:style-name="T6">62</text:span>. Explain the purpose of the ss command in networking.<text:line-break/>Ans. ss (socket statistics) is a command-line utility to investigate sockets, network connections, and multicast groups. It provides detailed information about TCP, UDP, and Unix domain sockets.</text:p>
      <text:p text:style-name="P1"><text:span text:style-name="T6">63</text:span>. Explain the significance of the /etc/services file in networking.<text:line-break/>Ans. /etc/services maps port numbers to service names. It is used by various networking utilities and applications to associate port numbers with specific services.</text:p>
      <text:p text:style-name="P1"><text:span text:style-name="T6">64</text:span>. How do you troubleshoot network latency using mtr?<text:line-break/>Ans. mtr (My TraceRoute) combines the functionality of traceroute and ping to provide detailed information about the route and latency between your system and a destination.</text:p>
      <text:p text:style-name="P6"><text:span text:style-name="T6">65</text:span>. Discuss the purpose of the /etc/networks file in networking.<text:line-break/>Ans. /etc/networks associates network names with network addresses. It is used by some networking utilities for hostname resolution.</text:p>
      <text:p text:style-name="P6"><text:span text:style-name="T7">66</text:span>. Explain kernel modules and their loading/unloading.<text:line-break/>Answer: Kernel modules are pieces of code that can be loaded and unloaded into the kernel as needed. They extend the functionality of the kernel without requiring a reboot. Modules are loaded using insmod or modprobe and unloaded using rmmod.</text:p>
      <text:p text:style-name="P5"><text:span text:style-name="T7">67</text:span>. How would you troubleshoot a system boot failure?<text:line-break/>Answer: Analyze boot logs (dmesg, /var/log/boot.log), check the bootloader configuration (GRUB), verify disk and file system integrity, and use recovery modes. Analyzing error messages during boot can pinpoint the cause.</text:p>
      <text:p text:style-name="P5"><text:soft-page-break/><text:span text:style-name="T7">68</text:span>. Explain disk quotas and their implementation.<text:line-break/>Answer: Disk quotas limit the amount of disk space a user or group can use. They are set using edquota or setquota and enforced by the kernel.</text:p>
      <text:p text:style-name="P5"><text:span text:style-name="T7">69</text:span>. How would you automate tasks using cron and systemd timers?<text:line-break/>Answer: Cron uses time-based schedules (crontab) while systemd timers use unit files (*.timer). Both allow automation of recurring tasks.</text:p>
      <text:p text:style-name="P5"><text:span text:style-name="T7">70</text:span>. Discuss routing concepts (static, dynamic) and tools (route, iptables).<text:line-break/>Answer: Routing involves directing network traffic. Static routing is manually configured, while dynamic routing protocols (e.g., OSPF, BGP) adapt to network changes. route manages routing tables, and iptables configures packet filtering.</text:p>
      <text:p text:style-name="P5"><text:span text:style-name="T7">71</text:span>. Explain firewall basics and configuration with iptables or nftables.<text:line-break/>Answer: Firewalls filter network traffic. iptables is the older tool, while nftables is its successor. Configuration involves defining rules for packet filtering, NAT, and connection tracking.</text:p>
      <text:p text:style-name="P5"><text:span text:style-name="T7">72</text:span>. Discuss user authentication methods (PAM) and password hashing.<text:line-break/>Answer: Pluggable Authentication Modules (PAM) provide a flexible authentication framework. Passwords are hashed and stored in /etc/shadow. PAM modules control authentication mechanisms.</text:p>
      <text:p text:style-name="P5"><text:span text:style-name="T7">73</text:span>. Explain multipath I/O and its benefits for storage redundancy.<text:line-break/>Answer: Multipath I/O ensures redundant paths to storage devices, reducing single points of failure. It improves storage availability and performance.</text:p>
      <text:p text:style-name="P5"><text:span text:style-name="T7">74</text:span>. How would you manage and monitor disk performance (iostat, dmesg)?<text:line-break/>Answer: Use iostat for I/O statistics and dmesg for kernel-related messages. Analyze disk performance metrics like throughput, IOPS, and latency.</text:p>
      <text:p text:style-name="P5"><text:span text:style-name="T7">7</text:span>5. Explain file system backups using tools like tar, rsync, and dump.<text:line-break/>Answer: tar archives files, rsync synchronizes directories, and dump creates backups. Considerations include incremental backups, compression, and file permissions.</text:p>
      <text:p text:style-name="P5"><text:span text:style-name="T7">76</text:span>. Explain containerization technologies (Docker, Podman) and their benefits.<text:line-break/>Answer: Docker and Podman provide containerization for deploying and managing applications. Containers offer isolation, portability, and ease of deployment.</text:p>
      <text:p text:style-name="P5"><text:span text:style-name="T7">77</text:span>. Explain kernel compilation and customization.<text:line-break/>Answer: Kernel compilation involves configuring, compiling, and installing a custom kernel. It allows for tailored kernel configurations.</text:p>
      <text:p text:style-name="P5"><text:span text:style-name="T7">78</text:span>. Discuss network security tools (nmap, tcpdump, Wireshark).<text:line-break/>Answer: nmap scans for open ports, tcpdump captures network packets, and Wireshark provides detailed packet analysis.</text:p>
      <text:p text:style-name="P5"><text:soft-page-break/><text:span text:style-name="T8">79</text:span>. How would you configure network traffic filtering with advanced iptables/nftables rules.<text:line-break/>Answer: Use iptables or nft to define rules for packet filtering, address translation, and connection tracking.</text:p>
      <text:p text:style-name="P5"><text:span text:style-name="T8">80</text:span>. Discuss filesystem defragmentation and optimization techniques.<text:line-break/>Answer: Defragmentation reorganizes disk space, and optimization involves tuning filesystem parameters for better performance.</text:p>
      <text:p text:style-name="P5"><text:s/><text:span text:style-name="T8">81</text:span>. Explain package repository management tools (createrepo, yum-utils).<text:line-break/>Answer: createrepo creates metadata for RPM repositories, and yum-utils provides utilities for managing RPM packages.</text:p>
      <text:p text:style-name="P5"><text:span text:style-name="T8">82</text:span>. Discuss dependency resolution techniques in package management.<text:line-break/>Answer: Package managers resolve dependencies by ensuring required libraries or packages are installed before installing the desired software.</text:p>
      <text:p text:style-name="P5"><text:span text:style-name="T8">83</text:span>. How would you configure and manage software repositories?<text:line-break/>Answer: Configure repository files in /etc/yum.repos.d/ or /etc/apt/sources.list and use package manager commands to manage repositories.</text:p>
      <text:p text:style-name="P5"><text:span text:style-name="T8">84</text:span>. Explain package building tools (RPM, DEB) for creating custom packages.<text:line-break/>Answer: rpmbuild and alien are tools for building RPM and DEB packages, respectively.</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48in" fo:margin-bottom="0.4327in" fo:margin-left="0.4689in" fo:margin-right="0.424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06:27.116615032</meta:creation-date>
    <dc:date>2024-03-27T14:11:39.918771990</dc:date>
    <meta:editing-duration>PT3H26M24S</meta:editing-duration>
    <meta:editing-cycles>33</meta:editing-cycles>
    <meta:generator>LibreOffice/7.6.5.2$Linux_X86_64 LibreOffice_project/60$Build-2</meta:generator>
    <meta:document-statistic meta:table-count="0" meta:image-count="0" meta:object-count="0" meta:page-count="8" meta:paragraph-count="84" meta:word-count="2794" meta:character-count="18249" meta:non-whitespace-character-count="15537"/>
  </office:meta>
</office:document-meta>
</file>